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paragraph-rsid="001d3939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Miriam Mono CLM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Miriam Mono CLM" fo:font-size="12pt" style:text-underline-style="none" fo:font-weight="normal" officeooo:rsid="001d3939" officeooo:paragraph-rsid="001d3939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Miriam Mono CLM" fo:font-size="12pt" style:text-underline-style="none" fo:font-weight="normal" officeooo:rsid="001d3939" officeooo:paragraph-rsid="00206907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Miriam Mono CLM" fo:font-size="12pt" style:text-underline-style="none" fo:font-weight="normal" officeooo:rsid="001d3939" officeooo:paragraph-rsid="0021af2d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Miriam Mono CLM" fo:font-size="12pt" style:text-underline-style="none" fo:font-weight="normal" officeooo:rsid="001d3939" officeooo:paragraph-rsid="0022a4fa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Miriam Mono CLM" fo:font-size="12pt" style:text-underline-style="none" fo:font-weight="normal" officeooo:rsid="001d3939" officeooo:paragraph-rsid="00257b42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Miriam Mono CLM" fo:font-size="12pt" style:text-underline-style="none" fo:font-weight="normal" officeooo:rsid="001d3939" officeooo:paragraph-rsid="0030539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Miriam Mono CLM" fo:font-size="12pt" style:text-underline-style="none" fo:font-weight="normal" officeooo:rsid="001d3939" officeooo:paragraph-rsid="003243fd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Miriam Mono CLM" fo:font-size="12pt" style:text-underline-style="none" fo:font-weight="normal" officeooo:rsid="001d3939" officeooo:paragraph-rsid="00343456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Miriam Mono CLM" fo:font-size="12pt" style:text-underline-style="none" fo:font-weight="normal" officeooo:rsid="001d3939" officeooo:paragraph-rsid="003f1cac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Miriam Mono CLM" fo:font-size="12pt" style:text-underline-style="none" fo:font-weight="normal" officeooo:rsid="001d3939" officeooo:paragraph-rsid="00454435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Miriam Mono CLM" fo:font-size="12pt" style:text-underline-style="none" fo:font-weight="normal" officeooo:rsid="001d3939" officeooo:paragraph-rsid="00481524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Miriam Mono CLM" fo:font-size="12pt" style:text-underline-style="none" fo:font-weight="bold" officeooo:rsid="001d3939" officeooo:paragraph-rsid="001d3939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Miriam Mono CLM" fo:font-size="12pt" style:text-underline-style="none" fo:font-weight="bold" officeooo:rsid="001d3939" officeooo:paragraph-rsid="00206907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Miriam Mono CLM" fo:font-size="12pt" style:text-underline-style="none" fo:font-weight="bold" officeooo:rsid="001d3939" officeooo:paragraph-rsid="0022a4fa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Miriam Mono CLM" fo:font-size="12pt" style:text-underline-style="none" fo:font-weight="bold" officeooo:rsid="001d3939" officeooo:paragraph-rsid="00454435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Miriam Mono CLM" fo:font-size="12pt" style:text-underline-style="none" fo:font-weight="bold" officeooo:rsid="001d3939" officeooo:paragraph-rsid="00481524" style:font-size-asian="10.5pt" style:font-weight-asian="bold" style:font-size-complex="12pt" style:font-weight-complex="bold"/>
    </style:style>
    <style:style style:name="P20" style:family="paragraph" style:parent-style-name="Standard">
      <style:text-properties fo:color="#069a2e" loext:opacity="100%" style:font-name="Miriam Mono CLM" fo:font-size="12pt" style:text-underline-style="none" fo:font-weight="bold" officeooo:rsid="001d3939" officeooo:paragraph-rsid="001d3939" style:font-size-asian="10.5pt" style:font-weight-asian="bold" style:font-size-complex="12pt" style:font-weight-complex="bold"/>
    </style:style>
    <style:style style:name="P21" style:family="paragraph" style:parent-style-name="Standard">
      <style:text-properties style:use-window-font-color="true" loext:opacity="0%" style:font-name="Miriam Mono CLM" fo:font-size="12pt" style:text-underline-style="none" fo:font-weight="bold" officeooo:rsid="001d3939" officeooo:paragraph-rsid="001d3939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style:text-underline-style="none" fo:font-weight="normal" officeooo:rsid="001d3939" officeooo:paragraph-rsid="0021af2d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style:text-underline-style="none" fo:font-weight="normal" officeooo:rsid="001d3939" officeooo:paragraph-rsid="0022a4fa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style:text-underline-style="none" fo:font-weight="normal" officeooo:rsid="001d3939" officeooo:paragraph-rsid="0023c9a7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normal" officeooo:rsid="001d3939" officeooo:paragraph-rsid="00257b42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style:text-underline-style="none" fo:font-weight="normal" officeooo:rsid="001d3939" officeooo:paragraph-rsid="0030539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style:text-underline-style="none" fo:font-weight="normal" officeooo:rsid="001d3939" officeooo:paragraph-rsid="003243fd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style:text-underline-style="none" fo:font-weight="normal" officeooo:rsid="001d3939" officeooo:paragraph-rsid="00343456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style:text-underline-style="none" fo:font-weight="normal" officeooo:rsid="001d3939" officeooo:paragraph-rsid="003b8106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style:text-underline-style="none" fo:font-weight="normal" officeooo:rsid="001d3939" officeooo:paragraph-rsid="003f1cac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style:text-underline-style="none" fo:font-weight="normal" officeooo:rsid="001d3939" officeooo:paragraph-rsid="00454435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1d3939" officeooo:paragraph-rsid="00481524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none" fo:font-weight="bold" officeooo:rsid="001d3939" officeooo:paragraph-rsid="0022a4fa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style:text-underline-style="none" fo:font-weight="bold" officeooo:rsid="001d3939" officeooo:paragraph-rsid="0021af2d" style:font-size-asian="10.5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style:text-underline-style="none" fo:font-weight="bold" officeooo:rsid="001d3939" officeooo:paragraph-rsid="0023c9a7" style:font-size-asian="10.5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style:text-underline-style="none" fo:font-weight="bold" officeooo:rsid="001d3939" officeooo:paragraph-rsid="00257b42" style:font-size-asian="10.5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style:text-underline-style="none" fo:font-weight="bold" officeooo:rsid="001d3939" officeooo:paragraph-rsid="00305399" style:font-size-asian="10.5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style:text-underline-style="none" fo:font-weight="bold" officeooo:rsid="001d3939" officeooo:paragraph-rsid="003243fd" style:font-size-asian="10.5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style:text-underline-style="none" fo:font-weight="bold" officeooo:rsid="001d3939" officeooo:paragraph-rsid="00343456" style:font-size-asian="10.5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style:text-underline-style="none" fo:font-weight="bold" officeooo:rsid="001d3939" officeooo:paragraph-rsid="0035c23a" style:font-size-asian="10.5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style:text-underline-style="none" fo:font-weight="bold" officeooo:rsid="001d3939" officeooo:paragraph-rsid="003f1cac" style:font-size-asian="10.5pt" style:font-weight-asian="bold" style:font-size-complex="12pt" style:font-weight-complex="bold"/>
    </style:style>
    <style:style style:name="P42" style:family="paragraph" style:parent-style-name="Standard">
      <style:text-properties style:font-name="Liberation Serif" fo:font-size="12pt" style:text-underline-style="none" fo:font-weight="bold" officeooo:rsid="001d3939" officeooo:paragraph-rsid="00454435" style:font-size-asian="10.5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2pt" style:text-underline-style="none" fo:font-weight="bold" officeooo:rsid="001d3939" officeooo:paragraph-rsid="00481524" style:font-size-asian="10.5pt" style:font-weight-asian="bold" style:font-size-complex="12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1d3939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21af2d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22a4fa" style:font-size-asian="16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officeooo:rsid="00257b42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305399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3243fd" style:font-size-asian="16pt" style:font-weight-asian="bold" style:font-size-complex="16pt" style:font-weight-complex="bold"/>
    </style:style>
    <style:style style:name="T8" style:family="text">
      <style:text-properties fo:font-size="16pt" style:text-underline-style="solid" style:text-underline-width="auto" style:text-underline-color="font-color" fo:font-weight="bold" officeooo:rsid="00343456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3b8106" style:font-size-asian="16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3f1cac" style:font-size-asian="16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454435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481524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1be090"/>
    </style:style>
    <style:style style:name="T16" style:family="text">
      <style:text-properties officeooo:rsid="001d393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77ad5" style:font-weight-asian="bold" style:font-weight-complex="bold"/>
    </style:style>
    <style:style style:name="T19" style:family="text">
      <style:text-properties style:font-name="Miriam Mono CLM"/>
    </style:style>
    <style:style style:name="T20" style:family="text">
      <style:text-properties style:use-window-font-color="true" loext:opacity="0%"/>
    </style:style>
    <style:style style:name="T21" style:family="text">
      <style:text-properties style:use-window-font-color="true" loext:opacity="0%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63841" style:font-weight-asian="normal" style:font-weight-complex="normal"/>
    </style:style>
    <style:style style:name="T24" style:family="text">
      <style:text-properties fo:font-weight="normal" officeooo:rsid="0038de21" style:font-weight-asian="normal" style:font-weight-complex="normal"/>
    </style:style>
    <style:style style:name="T25" style:family="text">
      <style:text-properties style:text-position="super 58%" officeooo:rsid="0035de60"/>
    </style:style>
    <style:style style:name="T26" style:family="text">
      <style:text-properties style:text-position="super 58%" fo:font-weight="normal" officeooo:rsid="0038de21" style:font-weight-asian="normal" style:font-weight-complex="normal"/>
    </style:style>
    <style:style style:name="T27" style:family="text">
      <style:text-properties style:text-position="super 58%" fo:font-weight="bold" officeooo:rsid="0041c7a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ós-Graduação em Computação – UFF</text:p>
      <text:p text:style-name="Standard">Estruturas de Dados e Algoritmos – Profº Ígor Machado Coelho</text:p>
      <text:p text:style-name="Standard">Lista <text:span text:style-name="T15">2</text:span> – <text:span text:style-name="T15">Estruturas Lineares</text:span></text:p>
      <text:p text:style-name="Standard">Aluno: Ítalo Leite Ferreira Portinho</text:p>
      <text:p text:style-name="Standard"/>
      <text:p text:style-name="Standard"/>
      <text:p text:style-name="Standard"/>
      <text:p text:style-name="Standard"/>
      <text:p text:style-name="Standard"><text:span text:style-name="T1">Questão 1</text:span><text:span text:style-name="T2">(a)</text:span><text:span text:style-name="T1">:</text:span></text:p>
      <text:p text:style-name="Standard"><text:span text:style-name="T1"/></text:p>
      <text:p text:style-name="P2">Primeiramente vamos definir o tipo do nó a ser usado no Deque. Inicialmente implementei sem o ponteiro ant , <text:span text:style-name="T16">p</text:span>orém seria necessário percorrer o deque todo para remover um elemento do fim do deque (para saber o elemento anterior a ele e poder atualizar o fim):</text:p>
      <text:p text:style-name="P1"/>
      <text:p text:style-name="P3">class NoDeque {</text:p>
      <text:p text:style-name="P3"><text:s/>public:</text:p>
      <text:p text:style-name="P3"><text:s text:c="4"/>char dado;</text:p>
      <text:p text:style-name="P3"><text:s text:c="4"/>NoDeque* prox;</text:p>
      <text:p text:style-name="P3"><text:s text:c="4"/>NoDeque* ant;</text:p>
      <text:p text:style-name="P3">};</text:p>
      <text:p text:style-name="P1"/>
      <text:p text:style-name="P4">class Deque {</text:p>
      <text:p text:style-name="P4"><text:s/>public:</text:p>
      <text:p text:style-name="P4"><text:s text:c="4"/>NoDeque* inicio;</text:p>
      <text:p text:style-name="P4"><text:s text:c="4"/>NoDeque* fim;</text:p>
      <text:p text:style-name="P4"><text:s text:c="4"/>int N;</text:p>
      <text:p text:style-name="P4"/>
      <text:p text:style-name="P20"><text:s text:c="4"/><text:span text:style-name="T20">// Função para inicializar o deque</text:span></text:p>
      <text:p text:style-name="P21"><text:s text:c="4"/>// COMPLEXIDADE: O(1)</text:p>
      <text:p text:style-name="P4"><text:s text:c="4"/>void cria() {</text:p>
      <text:p text:style-name="P4"><text:s text:c="8"/>this-&gt;N = 0;</text:p>
      <text:p text:style-name="P4"><text:s text:c="8"/>this-&gt;inicio = 0;</text:p>
      <text:p text:style-name="P4"><text:s text:c="8"/>this-&gt;fim = 0;</text:p>
      <text:p text:style-name="P4"><text:s text:c="4"/>}</text:p>
      <text:p text:style-name="P4"/>
      <text:p text:style-name="P4"><text:s text:c="4"/><text:span text:style-name="T21">// Função para retornar o elemento inicio do Deque</text:span></text:p>
      <text:p text:style-name="P21"><text:s text:c="4"/>// COMPLEXIDADE: O(1)</text:p>
      <text:p text:style-name="P4"><text:s text:c="4"/>char retornaInicio() {</text:p>
      <text:p text:style-name="P4"><text:s text:c="8"/>return this-&gt;inicio-&gt;dado;</text:p>
      <text:p text:style-name="P4"><text:s text:c="4"/>}</text:p>
      <text:p text:style-name="P4"/>
      <text:p text:style-name="P4"><text:s text:c="4"/><text:span text:style-name="T21">// Função para retornar o elemento final do Deque</text:span></text:p>
      <text:p text:style-name="P21"><text:s text:c="4"/>// COMPLEXIDADE: O(1)</text:p>
      <text:p text:style-name="P4"><text:s text:c="4"/>char retornaFim() {</text:p>
      <text:p text:style-name="P4"><text:s text:c="8"/>return this-&gt;fim-&gt;dado;</text:p>
      <text:p text:style-name="P4"><text:s text:c="4"/>}</text:p>
      <text:p text:style-name="P4"/>
      <text:p text:style-name="P5"><text:s text:c="4"/></text:p>
      <text:p text:style-name="P5"/>
      <text:p text:style-name="P5"/>
      <text:p text:style-name="P16"><text:soft-page-break/>// Função para inserir elemento no inicio do Deque</text:p>
      <text:p text:style-name="P15"><text:s text:c="4"/>// Cria-se um nó com o ponteiro prox apontando para o inicio do deque.</text:p>
      <text:p text:style-name="P15"><text:s text:c="4"/>// <text:s/>e ponteiro ant para 0.</text:p>
      <text:p text:style-name="P15"><text:s text:c="4"/>// SE for o primeiro nó a ser inserido, o fim tb é o inicio.</text:p>
      <text:p text:style-name="P15"><text:s text:c="4"/>// SENAO for o primeiro no a ser inserido, o ant do antigo inicio tem que</text:p>
      <text:p text:style-name="P15"><text:s text:c="4"/>// <text:s/>apontar para o novo no (sera promovido à inicio).</text:p>
      <text:p text:style-name="P15"><text:s text:c="4"/>// Após, atualizamos o inicio para ser esse nó recém criado</text:p>
      <text:p text:style-name="P15"><text:s text:c="4"/>// Atualizamos também o tamanho N do deque.</text:p>
      <text:p text:style-name="P15"><text:s text:c="4"/>// COMPLEXIDADE: O(1)</text:p>
      <text:p text:style-name="P4"><text:s text:c="4"/>void insereInicio(char novo) {</text:p>
      <text:p text:style-name="P4"><text:s text:c="8"/>NoDeque* no = new NoDeque {</text:p>
      <text:p text:style-name="P4"><text:s text:c="16"/>.dado = novo</text:p>
      <text:p text:style-name="P4"><text:s text:c="16"/>, .prox = this-&gt;inicio</text:p>
      <text:p text:style-name="P4"><text:s text:c="16"/>, .ant = 0</text:p>
      <text:p text:style-name="P4"><text:s text:c="8"/>};</text:p>
      <text:p text:style-name="P4"><text:s text:c="8"/>if (N == 0) {</text:p>
      <text:p text:style-name="P4"><text:s text:c="12"/>this-&gt;fim = no;</text:p>
      <text:p text:style-name="P4"><text:s text:c="8"/>} else {</text:p>
      <text:p text:style-name="P4"><text:s text:c="12"/>this-&gt;inicio-&gt;ant = no;</text:p>
      <text:p text:style-name="P4"><text:s text:c="8"/>}</text:p>
      <text:p text:style-name="P4"><text:s text:c="8"/>this-&gt;inicio = no;</text:p>
      <text:p text:style-name="P4"><text:s text:c="8"/>this-&gt;N++;</text:p>
      <text:p text:style-name="P4"><text:s text:c="4"/>}</text:p>
      <text:p text:style-name="P4"/>
      <text:p text:style-name="P15"><text:s text:c="4"/>// Função para inserir elemento no fim do Deque</text:p>
      <text:p text:style-name="P15"><text:s text:c="4"/>// Cria-se um nó com o ponteiro prox apontando para 0.</text:p>
      <text:p text:style-name="P15"><text:s text:c="4"/>// <text:s/>e ponteiro ant(anterior) apontando para o fim.</text:p>
      <text:p text:style-name="P15"><text:s text:c="4"/>// Após, atualizamos o ponteiro prox do ultimo elemento do deque(this-&gt;fim)</text:p>
      <text:p text:style-name="P15"><text:s text:c="4"/>// <text:s/>para este nó recém criado.</text:p>
      <text:p text:style-name="P15"><text:s text:c="4"/>// Atualizamos o fim do deque para este nó recém criado.</text:p>
      <text:p text:style-name="P15"><text:s text:c="4"/>// Atualizamos também o tamanho N do deque.</text:p>
      <text:p text:style-name="P15"><text:s text:c="4"/>// COMPLEXIDADE: O(1)</text:p>
      <text:p text:style-name="P4"><text:s text:c="4"/>void insereFim(char novo) {</text:p>
      <text:p text:style-name="P4"><text:s text:c="8"/>NoDeque* no = new NoDeque { .dado = novo, .prox = 0, .ant = this-&gt;fim };</text:p>
      <text:p text:style-name="P4"><text:s text:c="8"/>if (N &gt; 0) {</text:p>
      <text:p text:style-name="P4"><text:s text:c="12"/>this-&gt;fim-&gt;prox = no;</text:p>
      <text:p text:style-name="P4"><text:s text:c="8"/>} else {</text:p>
      <text:p text:style-name="P4"><text:s text:c="12"/>no-&gt;ant = 0;</text:p>
      <text:p text:style-name="P4"><text:s text:c="12"/>this-&gt;inicio = no;</text:p>
      <text:p text:style-name="P4"><text:s text:c="8"/>}</text:p>
      <text:p text:style-name="P4"><text:s text:c="8"/>this-&gt;fim = no;</text:p>
      <text:p text:style-name="P4"><text:s text:c="8"/>this-&gt;N++;</text:p>
      <text:p text:style-name="P4"><text:s text:c="4"/>}</text:p>
      <text:p text:style-name="P5"><text:s text:c="4"/></text:p>
      <text:p text:style-name="P5"/>
      <text:p text:style-name="P16"/>
      <text:p text:style-name="P16"><text:soft-page-break/>// Função para remover elemento do início do Deque</text:p>
      <text:p text:style-name="P15"><text:s text:c="4"/>// Guardamos o ponteiro prox para depois atualizar o inicio</text:p>
      <text:p text:style-name="P15"><text:s text:c="4"/>// Guardamos o dado do elemento inicio, para retornar ao final.</text:p>
      <text:p text:style-name="P15"><text:s text:c="4"/>// Deletamos o nó inicio antigo, e atualizamos o inicio para o nó guardado.</text:p>
      <text:p text:style-name="P15"><text:s text:c="4"/>// COMPLEXIDADE: O(1)</text:p>
      <text:p text:style-name="P4"><text:s text:c="4"/>char removeInicio() {</text:p>
      <text:p text:style-name="P4"><text:s text:c="8"/>NoDeque* no = this-&gt;inicio-&gt;prox;</text:p>
      <text:p text:style-name="P4"><text:s text:c="8"/>char dado = this-&gt;inicio-&gt;dado;</text:p>
      <text:p text:style-name="P4"><text:s text:c="8"/>delete this-&gt;inicio;</text:p>
      <text:p text:style-name="P4"><text:s text:c="8"/>this-&gt;N--;</text:p>
      <text:p text:style-name="P4"><text:s text:c="8"/>this-&gt;inicio = no;</text:p>
      <text:p text:style-name="P4"><text:s text:c="8"/>return dado;</text:p>
      <text:p text:style-name="P4"><text:s text:c="4"/>}</text:p>
      <text:p text:style-name="P4"/>
      <text:p text:style-name="P15"><text:s text:c="4"/>// Função para remover elemento do fim do Deque.</text:p>
      <text:p text:style-name="P15"><text:s text:c="4"/>// Obs.:</text:p>
      <text:p text:style-name="P15"><text:s text:c="4"/>// Foi adotada um implementação duplamente encadeada para esta função ser executada em tempo constante O(1), do contrário seria necessário percorrer todo o deck (até N - 1) para poder remover o último elemento e atualizar o penultimo para último, com complexidade O(N) .</text:p>
      <text:p text:style-name="P15"><text:s text:c="3"/></text:p>
      <text:p text:style-name="P15"><text:s text:c="4"/>// Guardamos o ponteiro anterior do final (para depois promove-lo ao fim).</text:p>
      <text:p text:style-name="P15"><text:s text:c="4"/>// Este nó terá seu prox para 0, pois vamos deletar para onde ele aponta.</text:p>
      <text:p text:style-name="P15"><text:s text:c="4"/>// Guardamos o dado do fim para poder retornar.</text:p>
      <text:p text:style-name="P15"><text:s text:c="4"/>// Deletemos o fim e atualizamos this-&gt;fim para o nó guardado.</text:p>
      <text:p text:style-name="P15"><text:s text:c="4"/>// Retornamos o dado.</text:p>
      <text:p text:style-name="P15"><text:s text:c="4"/>// COMPLEXIDADE: O(1)</text:p>
      <text:p text:style-name="P4"><text:s text:c="4"/>char removeFim() {</text:p>
      <text:p text:style-name="P4"><text:s text:c="8"/>NoDeque* no = this-&gt;fim-&gt;ant;</text:p>
      <text:p text:style-name="P4"><text:s text:c="8"/>no-&gt;prox = 0;</text:p>
      <text:p text:style-name="P4"><text:s text:c="8"/>char dado = this-&gt;fim-&gt;dado;</text:p>
      <text:p text:style-name="P4"><text:s text:c="8"/>delete this-&gt;fim;</text:p>
      <text:p text:style-name="P4"><text:s text:c="8"/>this-&gt;N--;</text:p>
      <text:p text:style-name="P4"><text:s text:c="8"/>this-&gt;fim = no;</text:p>
      <text:p text:style-name="P4"><text:s text:c="8"/>return dado;</text:p>
      <text:p text:style-name="P4"><text:s text:c="4"/>}</text:p>
      <text:p text:style-name="P15"><text:s text:c="4"/>// Função auxiliar para mostrar o deque para fins de teste.</text:p>
      <text:p text:style-name="P4"><text:s text:c="4"/>void mostraDeque() {</text:p>
      <text:p text:style-name="P4"><text:s text:c="8"/>NoDeque* head = this-&gt;inicio;</text:p>
      <text:p text:style-name="P4"><text:s text:c="8"/>printf("\n");</text:p>
      <text:p text:style-name="P4"><text:s text:c="8"/>for ( ; head; head = head-&gt;prox ) {</text:p>
      <text:p text:style-name="P4"><text:s text:c="12"/>printf("%c \n", head-&gt;dado);</text:p>
      <text:p text:style-name="P4"><text:s text:c="8"/>}</text:p>
      <text:p text:style-name="P4"><text:s text:c="8"/>printf("\n");</text:p>
      <text:p text:style-name="P4"><text:s text:c="4"/>}</text:p>
      <text:p text:style-name="P4"><text:soft-page-break/>};</text:p>
      <text:p text:style-name="P4"/>
      <text:p text:style-name="P22"><text:span text:style-name="T1">Questão 1(</text:span><text:span text:style-name="T3">b</text:span><text:span text:style-name="T1">):</text:span></text:p>
      <text:p text:style-name="P22"><text:span text:style-name="T1"/></text:p>
      <text:p text:style-name="P24">Para implementar uma pilha usando o deque, inserimos e removemos no fim do deque.</text:p>
      <text:p text:style-name="P24"/>
      <text:p text:style-name="P35">COMPLEXIDADE:</text:p>
      <text:p text:style-name="P22">empilha: a mesma complexidade de insereFim, O(1).</text:p>
      <text:p text:style-name="P22">desempilha: a mesma complexidade de removeFim, O(1).</text:p>
      <text:p text:style-name="P22">topo: O(1).</text:p>
      <text:p text:style-name="P22">tamanho: O(1).</text:p>
      <text:p text:style-name="P22"/>
      <text:p text:style-name="P6">class PilhaDeque {</text:p>
      <text:p text:style-name="P6"><text:s/>public:</text:p>
      <text:p text:style-name="P6"><text:s text:c="4"/>Deque d;</text:p>
      <text:p text:style-name="P6"><text:s text:c="4"/>char topo() {</text:p>
      <text:p text:style-name="P6"><text:s text:c="8"/>return d.fim-&gt;dado;</text:p>
      <text:p text:style-name="P6"><text:s text:c="4"/>}</text:p>
      <text:p text:style-name="P6"><text:s text:c="4"/>void empilha(char novo) {</text:p>
      <text:p text:style-name="P6"><text:s text:c="8"/>d.insereFim(novo);</text:p>
      <text:p text:style-name="P6"><text:s text:c="4"/>}</text:p>
      <text:p text:style-name="P6"><text:s text:c="4"/>char desempilha() {</text:p>
      <text:p text:style-name="P6"><text:s text:c="8"/>return d.removeFim();</text:p>
      <text:p text:style-name="P6"><text:s text:c="4"/>}</text:p>
      <text:p text:style-name="P6"><text:s text:c="4"/>int tamanho() {</text:p>
      <text:p text:style-name="P6"><text:s text:c="8"/>return d.N;</text:p>
      <text:p text:style-name="P6"><text:s text:c="4"/>}</text:p>
      <text:p text:style-name="P6">};</text:p>
      <text:p text:style-name="P6"/>
      <text:p text:style-name="P22"><text:span text:style-name="T1">Questão 1(</text:span><text:span text:style-name="T3">c</text:span><text:span text:style-name="T1">):</text:span></text:p>
      <text:p text:style-name="P22"><text:span text:style-name="T1"/></text:p>
      <text:p text:style-name="P22">Para implementar um fila usando o deque, devemos inserir e remover em extremos opostos do deque. Aqui vou inserir no fim e remover do inicio.</text:p>
      <text:p text:style-name="P22"/>
      <text:p text:style-name="P34">COMPLEXIDADE:</text:p>
      <text:p text:style-name="P22">enfileira: a mesma complexidade de insereFim, O(1).</text:p>
      <text:p text:style-name="P22">desenfileira: a mesma complexidade de removeInicio, O(1).</text:p>
      <text:p text:style-name="P22">frente: O(1).</text:p>
      <text:p text:style-name="P22">fim: O(1)</text:p>
      <text:p text:style-name="P22">tamanho: O(1).</text:p>
      <text:p text:style-name="P22"/>
      <text:p text:style-name="P6">class FilaDeque {</text:p>
      <text:p text:style-name="P6"><text:s/>public:</text:p>
      <text:p text:style-name="P6"><text:s text:c="4"/>Deque d;</text:p>
      <text:p text:style-name="P6"><text:s text:c="4"/>char frente() {</text:p>
      <text:p text:style-name="P6"><text:s text:c="8"/>return d.inicio-&gt;dado;</text:p>
      <text:p text:style-name="P6"><text:s text:c="4"/>}</text:p>
      <text:p text:style-name="P6"><text:s text:c="4"/>char fim() {</text:p>
      <text:p text:style-name="P6"><text:s text:c="8"/>return d.fim-&gt;dado;</text:p>
      <text:p text:style-name="P6"><text:soft-page-break/><text:s text:c="4"/>}</text:p>
      <text:p text:style-name="P6"><text:s text:c="4"/>void enfileira(char novo) {</text:p>
      <text:p text:style-name="P6"><text:s text:c="8"/>d.insereFim(novo);</text:p>
      <text:p text:style-name="P6"><text:s text:c="4"/>}</text:p>
      <text:p text:style-name="P6"><text:s text:c="4"/>char desenfileira() {</text:p>
      <text:p text:style-name="P6"><text:s text:c="8"/>return d.removeInicio();</text:p>
      <text:p text:style-name="P6"><text:s text:c="4"/>}</text:p>
      <text:p text:style-name="P6"><text:s text:c="4"/>int tamanho() {</text:p>
      <text:p text:style-name="P6"><text:s text:c="8"/>return d.N;</text:p>
      <text:p text:style-name="P6"><text:s text:c="4"/>}</text:p>
      <text:p text:style-name="P6">};</text:p>
      <text:p text:style-name="P6"/>
      <text:p text:style-name="P23"><text:span text:style-name="T1">Questão </text:span><text:span text:style-name="T4">2</text:span><text:span text:style-name="T1">:</text:span></text:p>
      <text:p text:style-name="P23"><text:span text:style-name="T1"/></text:p>
      <text:p text:style-name="P26">Implementação de uma pilha usando duas filas f1 e f2. </text:p>
      <text:p text:style-name="P26"/>
      <text:p text:style-name="P26">Para a função empilhar, basta apenas inserir na fila. Para o topo usamos a função back da implementação nativa de fila da linguagem C++. Para a função desempilhar transferimos N - 1 elementos para a fila f2. Resta na fila f1 o topo da pilha, e retornamos ele. Depois, transferimos de volta todos os elementos de f2 para f1.</text:p>
      <text:p text:style-name="P23"/>
      <text:p text:style-name="P33">COMPLEXIDADE:</text:p>
      <text:p text:style-name="P23">topo: O(1) - assumindo que std::queue ter ponteiro para o final da fila.</text:p>
      <text:p text:style-name="P23">empilha: O(1) - assumindo complexidade constante de push (como no deque).</text:p>
      <text:p text:style-name="P23">desempilha: O(N) - é preciso percorrer a fila toda.</text:p>
      <text:p text:style-name="P23"/>
      <text:p text:style-name="P7">class Pilha2F {</text:p>
      <text:p text:style-name="P7"><text:s/>public:</text:p>
      <text:p text:style-name="P7"><text:s text:c="4"/>std::queue&lt;char&gt; f1;</text:p>
      <text:p text:style-name="P7"><text:s text:c="4"/>std::queue&lt;char&gt; f2;</text:p>
      <text:p text:style-name="P7"><text:s text:c="4"/>int N;</text:p>
      <text:p text:style-name="P7"><text:s text:c="4"/>void cria() {</text:p>
      <text:p text:style-name="P7"><text:s text:c="8"/>N = 0;</text:p>
      <text:p text:style-name="P7"><text:s text:c="4"/>}</text:p>
      <text:p text:style-name="P7"><text:s text:c="4"/>char topo() {</text:p>
      <text:p text:style-name="P7"><text:s text:c="8"/>return f1.back();</text:p>
      <text:p text:style-name="P7"><text:s text:c="4"/>}</text:p>
      <text:p text:style-name="P7"><text:s text:c="4"/>void empilha(char dado) {</text:p>
      <text:p text:style-name="P7"><text:s text:c="8"/>f1.push(dado);</text:p>
      <text:p text:style-name="P7"><text:s text:c="8"/>N++;</text:p>
      <text:p text:style-name="P7"><text:s text:c="4"/>}</text:p>
      <text:p text:style-name="P7"><text:s text:c="4"/>char desempilha() {</text:p>
      <text:p text:style-name="P7"><text:s text:c="8"/>int i = N;</text:p>
      <text:p text:style-name="P7"><text:s text:c="8"/>char valor;</text:p>
      <text:p text:style-name="P7"><text:s text:c="8"/><text:span text:style-name="T17">// Todos os elementos menos o primeiro são transferidos</text:span> <text:span text:style-name="T17">para a fila 2.</text:span></text:p>
      <text:p text:style-name="P17"><text:s text:c="8"/>// Agora na fila 1 resta somente o topo da pilha. //Guardamos esse valor para retornar depois, damos pop, e //atualizamos N1.</text:p>
      <text:p text:style-name="P7"><text:s text:c="8"/>while (i &lt; N - 1) {</text:p>
      <text:p text:style-name="P7"><text:soft-page-break/><text:s text:c="12"/>f2.push(f1.front());</text:p>
      <text:p text:style-name="P7"><text:s text:c="12"/>f1.pop();</text:p>
      <text:p text:style-name="P7"><text:s text:c="12"/>i++;</text:p>
      <text:p text:style-name="P7"><text:s text:c="8"/>}</text:p>
      <text:p text:style-name="P7"><text:s text:c="8"/>valor = f1.front();</text:p>
      <text:p text:style-name="P7"><text:s text:c="8"/>f1.pop();</text:p>
      <text:p text:style-name="P7"><text:s text:c="8"/>N--;</text:p>
      <text:p text:style-name="P7"/>
      <text:p text:style-name="P7"><text:s text:c="8"/><text:span text:style-name="T17">// Agora retornamos todos os elementos da fila 2 para a fila 1.</text:span></text:p>
      <text:p text:style-name="P7"><text:s text:c="8"/>i = N;</text:p>
      <text:p text:style-name="P7"><text:s text:c="8"/>while (i &lt; N) {</text:p>
      <text:p text:style-name="P7"><text:s text:c="12"/>f1.push(f2.front());</text:p>
      <text:p text:style-name="P7"><text:s text:c="12"/>f2.pop();</text:p>
      <text:p text:style-name="P7"><text:s text:c="8"/>}</text:p>
      <text:p text:style-name="P7"><text:s text:c="8"/>return valor;</text:p>
      <text:p text:style-name="P7"><text:s text:c="4"/>}</text:p>
      <text:p text:style-name="P7"/>
      <text:p text:style-name="P7"><text:s text:c="4"/><text:span text:style-name="T17">// Função auxiliar para mostrar o tamanho da pilha.</text:span></text:p>
      <text:p text:style-name="P7"><text:s text:c="4"/>int tamanho() {</text:p>
      <text:p text:style-name="P7"><text:s text:c="8"/>return this-&gt;N;</text:p>
      <text:p text:style-name="P7"><text:s text:c="4"/>}</text:p>
      <text:p text:style-name="P7">};</text:p>
      <text:p text:style-name="P7"/>
      <text:p text:style-name="P25"><text:span text:style-name="T1">Questão </text:span><text:span text:style-name="T5">3</text:span><text:span text:style-name="T1">:</text:span></text:p>
      <text:p text:style-name="P25"><text:span text:style-name="T1"/></text:p>
      <text:p text:style-name="P25">Implementação de uma fila usando duas pilhas.</text:p>
      <text:p text:style-name="P25"/>
      <text:p text:style-name="P8">class Fila2P {</text:p>
      <text:p text:style-name="P8"><text:s/>public:</text:p>
      <text:p text:style-name="P8"><text:s text:c="4"/>std::stack&lt;char&gt; p1;</text:p>
      <text:p text:style-name="P8"><text:s text:c="4"/>std::stack&lt;char&gt; p2;</text:p>
      <text:p text:style-name="P8"><text:s text:c="4"/>int N;</text:p>
      <text:p text:style-name="P8"><text:s text:c="4"/>char _back;</text:p>
      <text:p text:style-name="P8"><text:s text:c="4"/>void cria() {</text:p>
      <text:p text:style-name="P8"><text:s text:c="8"/>N = 0;</text:p>
      <text:p text:style-name="P8"><text:s text:c="8"/>_back = ' ';</text:p>
      <text:p text:style-name="P8"><text:s text:c="4"/>}</text:p>
      <text:p text:style-name="P25"/>
      <text:p text:style-name="P25"><text:span text:style-name="T18">Enfileira: </text:span>Para enfileirar, passaremos todos os elementos para p2. Colocamos o novo elemento em p1, em seguida passamos todo mundo de p2 de volta para p1. Dessa forma, o método top() da pilha vai poder se usado como o método front() da fila. Para saber quem está no final da fila, método back(), sempre atualizamos esse valor ao enfileirar alguém.</text:p>
      <text:p text:style-name="P25"/>
      <text:p text:style-name="P36"><text:tab/>COMPLEXIDADE: O(N)</text:p>
      <text:p text:style-name="P25"/>
      <text:p text:style-name="P25"><text:s/><text:span text:style-name="T19"><text:s text:c="3"/>void enfileira(char dado) {</text:span></text:p>
      <text:p text:style-name="P8"><text:s text:c="8"/>int i = 0;</text:p>
      <text:p text:style-name="P8"><text:s text:c="8"/>while (i &lt; N) {</text:p>
      <text:p text:style-name="P8"><text:s text:c="12"/>p2.push(p1.top());</text:p>
      <text:p text:style-name="P8"><text:soft-page-break/><text:s text:c="12"/>p1.pop();</text:p>
      <text:p text:style-name="P8"><text:s text:c="12"/>i++;</text:p>
      <text:p text:style-name="P8"><text:s text:c="8"/>}</text:p>
      <text:p text:style-name="P8"/>
      <text:p text:style-name="P8"><text:s text:c="8"/>p1.push(dado);</text:p>
      <text:p text:style-name="P8"/>
      <text:p text:style-name="P8"><text:s text:c="8"/>i = 0;</text:p>
      <text:p text:style-name="P8"><text:s text:c="8"/>while (i &lt; N) {</text:p>
      <text:p text:style-name="P8"><text:s text:c="12"/>p1.push(p2.top());</text:p>
      <text:p text:style-name="P8"><text:s text:c="12"/>p2.pop();</text:p>
      <text:p text:style-name="P8"><text:s text:c="12"/>i++;</text:p>
      <text:p text:style-name="P8"><text:s text:c="8"/>}</text:p>
      <text:p text:style-name="P8"><text:s text:c="8"/>N++;</text:p>
      <text:p text:style-name="P8"><text:s text:c="8"/>_back = dado;</text:p>
      <text:p text:style-name="P8"><text:s text:c="4"/>}</text:p>
      <text:p text:style-name="P25"/>
      <text:p text:style-name="P25"><text:span text:style-name="T18">Desenfileira: </text:span>Com nossa implementação o topo da pilha coincide com a frente da fila. Guardamos o topo para retornar. Esse elemento sai da pilha e atualizamos nosso N.</text:p>
      <text:p text:style-name="P25"/>
      <text:p text:style-name="P36"><text:tab/>COMPLEXIDADE: O(1)</text:p>
      <text:p text:style-name="P25"/>
      <text:p text:style-name="P8"><text:s text:c="4"/>char desenfileira() {</text:p>
      <text:p text:style-name="P8"><text:s text:c="8"/>char valor = p1.top();</text:p>
      <text:p text:style-name="P8"><text:s text:c="8"/>p1.pop();</text:p>
      <text:p text:style-name="P8"><text:s text:c="8"/>N--;</text:p>
      <text:p text:style-name="P8"><text:s text:c="8"/>return valor;</text:p>
      <text:p text:style-name="P8"><text:s text:c="4"/>}</text:p>
      <text:p text:style-name="P25"/>
      <text:p text:style-name="P25"><text:span text:style-name="T18">Frente: </text:span>Com nossa implementação o topo da pilha coincide com a frente da fila.</text:p>
      <text:p text:style-name="P25"/>
      <text:p text:style-name="P36"><text:tab/>COMPLEXIDADE: O(1)</text:p>
      <text:p text:style-name="P25"/>
      <text:p text:style-name="P8"><text:s text:c="4"/>char front() {</text:p>
      <text:p text:style-name="P8"><text:s text:c="8"/>return p1.top();</text:p>
      <text:p text:style-name="P8"><text:s text:c="4"/>}</text:p>
      <text:p text:style-name="P25"/>
      <text:p text:style-name="P25"><text:span text:style-name="T18">Back: </text:span>Basta retornar o valor que guardamos sempre alguém entra na fila.</text:p>
      <text:p text:style-name="P25"/>
      <text:p text:style-name="P36"><text:tab/>COMPLEXIDADE: O(1)</text:p>
      <text:p text:style-name="P25"/>
      <text:p text:style-name="P25"><text:s/><text:span text:style-name="T19"><text:s text:c="3"/>char back() {</text:span></text:p>
      <text:p text:style-name="P8"><text:s text:c="8"/>return this-&gt;_back;</text:p>
      <text:p text:style-name="P8"><text:s text:c="4"/>}</text:p>
      <text:p text:style-name="P8"/>
      <text:p text:style-name="P8"/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oft-page-break/><text:span text:style-name="T1">Questão </text:span><text:span text:style-name="T6">4</text:span><text:span text:style-name="T7">(a)</text:span><text:span text:style-name="T1">:</text:span></text:p>
      <text:p text:style-name="P26"><text:span text:style-name="T1"/></text:p>
      <text:p text:style-name="P37">Inverter uma pilha usando uma fila: <text:span text:style-name="T22">A estratégia aqui é transferir todos os elementos para a fila,</text:span></text:p>
      <text:p text:style-name="P27">e em seguida transferi-los de volta para a pilha. </text:p>
      <text:p text:style-name="P27"/>
      <text:p text:style-name="P27"><text:span text:style-name="T17">COMPLEXIDADE: O(N)</text:span> - percorre a pilha e a fila inteiras uma vez cada.</text:p>
      <text:p text:style-name="P27"/>
      <text:p text:style-name="P9">void inverte_A(std::stack&lt;char&gt;* p) {</text:p>
      <text:p text:style-name="P9"><text:s text:c="4"/>std::queue&lt;char&gt; fila;</text:p>
      <text:p text:style-name="P9"><text:s text:c="4"/>while (p-&gt;size() &gt; 0) {</text:p>
      <text:p text:style-name="P9"><text:s text:c="8"/>fila.push(p-&gt;top());</text:p>
      <text:p text:style-name="P9"><text:s text:c="8"/>p-&gt;pop();</text:p>
      <text:p text:style-name="P9"><text:s text:c="4"/>}</text:p>
      <text:p text:style-name="P9"><text:s text:c="4"/>while (fila.size() &gt; 0) {</text:p>
      <text:p text:style-name="P9"><text:s text:c="8"/>p-&gt;push(fila.front());</text:p>
      <text:p text:style-name="P9"><text:s text:c="8"/>fila.pop();</text:p>
      <text:p text:style-name="P9"><text:s text:c="4"/>}</text:p>
      <text:p text:style-name="P9">}</text:p>
      <text:p text:style-name="P9"/>
      <text:p text:style-name="P27"><text:span text:style-name="T1">Questão </text:span><text:span text:style-name="T6">4</text:span><text:span text:style-name="T7">(b)</text:span><text:span text:style-name="T1">:</text:span></text:p>
      <text:p text:style-name="P27"><text:span text:style-name="T1"/></text:p>
      <text:p text:style-name="P38">Inverter uma pilha usando duas pilhas: <text:span text:style-name="T22">A estratatégia aqui é transferir todos os elementos da pilha original para a pilha auxiliar p1. Em seguida transferir N – 1 elementos de p1 para p2. O primeiro elemento da pilha original está em p1, e deve voltar pra pilha orinal agora. O resto dos elementos estão invertidos em p2 e basta transferi-los de volta para a pilha original.</text:span></text:p>
      <text:p text:style-name="P27"/>
      <text:p text:style-name="P27"><text:span text:style-name="T17">COMPLEXIDADE: O(N)</text:span> - é preciso percorrer cada pilha uma vez.</text:p>
      <text:p text:style-name="P27"/>
      <text:p text:style-name="P10">void inverte_B(std::stack&lt;char&gt;* p) {</text:p>
      <text:p text:style-name="P10"><text:s text:c="4"/>std::stack&lt;char&gt; p1;</text:p>
      <text:p text:style-name="P10"><text:s text:c="4"/>std::stack&lt;char&gt; p2;</text:p>
      <text:p text:style-name="P10"/>
      <text:p text:style-name="P10"><text:s text:c="4"/><text:span text:style-name="T17">// transferindo da original pra p1 auxiliar.</text:span></text:p>
      <text:p text:style-name="P10"><text:s text:c="4"/>while (p-&gt;size() &gt; 0) {</text:p>
      <text:p text:style-name="P10"><text:s text:c="8"/>p1.push(p-&gt;top());</text:p>
      <text:p text:style-name="P10"><text:s text:c="8"/>p-&gt;pop();</text:p>
      <text:p text:style-name="P10"><text:s text:c="4"/>}</text:p>
      <text:p text:style-name="P10"/>
      <text:p text:style-name="P10"><text:s text:c="4"/><text:span text:style-name="T17">// transferindo N - 1 elementos de p1 pra p2</text:span></text:p>
      <text:p text:style-name="P10"><text:s text:c="4"/>while (p1.size() &gt; 1) {</text:p>
      <text:p text:style-name="P10"><text:s text:c="8"/>p2.push(p1.top());</text:p>
      <text:p text:style-name="P10"><text:s text:c="8"/>p1.pop();</text:p>
      <text:p text:style-name="P10"><text:s text:c="4"/>}</text:p>
      <text:p text:style-name="P10"/>
      <text:p text:style-name="P10"><text:s text:c="4"/><text:span text:style-name="T17">// O elemento restante em p1, volta pra pilha original.</text:span></text:p>
      <text:p text:style-name="P10"><text:s text:c="4"/>p-&gt;push(p1.top());</text:p>
      <text:p text:style-name="P10"><text:s text:c="4"/>p1.pop();</text:p>
      <text:p text:style-name="P10"/>
      <text:p text:style-name="P10"><text:s text:c="4"/><text:span text:style-name="T17">// Todo mundo da pilha auxiliar p2 volta pra original.</text:span></text:p>
      <text:p text:style-name="P10"><text:soft-page-break/><text:s text:c="4"/>while (p2.size() &gt; 0) {</text:p>
      <text:p text:style-name="P10"><text:s text:c="8"/>p-&gt;push(p2.top());</text:p>
      <text:p text:style-name="P10"><text:s text:c="8"/>p2.pop();</text:p>
      <text:p text:style-name="P10"><text:s text:c="4"/>}</text:p>
      <text:p text:style-name="P10">}</text:p>
      <text:p text:style-name="P10"/>
      <text:p text:style-name="P28"><text:span text:style-name="T1">Questão </text:span><text:span text:style-name="T6">4</text:span><text:span text:style-name="T7">(</text:span><text:span text:style-name="T8">c</text:span><text:span text:style-name="T7">)</text:span><text:span text:style-name="T1">:</text:span></text:p>
      <text:p text:style-name="P28"><text:span text:style-name="T1"/></text:p>
      <text:p text:style-name="P40">Inverter uma pilha usando somente outra pilha: <text:span text:style-name="T22">A estratégia aqui é guardar o topo e transferir </text:span></text:p>
      <text:p text:style-name="P40"><text:span text:style-name="T22">N - i elementos para a pilha auxiliar, com i = 0 inicialmente. Em seguida, topo volta para a pilha original, e todos os elementos da pilha auxiliar também voltam pra pilha original. Ao final desse ciclo i é incrementado e seguimos repetindo a operação até que i seja igual a N.</text:span></text:p>
      <text:p text:style-name="P40"><text:span text:style-name="T22"/></text:p>
      <text:p text:style-name="P39">COMPLEXIDADE: O(N<text:span text:style-name="T25">2</text:span>) – <text:span text:style-name="T23">Percorremos a pilha N vezes, depois N – 1, N – 2, N – 3…. </text:span><text:span text:style-name="T24">Totalizando (N</text:span><text:span text:style-name="T26">2</text:span><text:span text:style-name="T24"> + N)/2</text:span></text:p>
      <text:p text:style-name="P28"/>
      <text:p text:style-name="P11">void inverte_C(std::stack&lt;char&gt;* p) {</text:p>
      <text:p text:style-name="P11"><text:s text:c="4"/>std::stack&lt;char&gt; p1;</text:p>
      <text:p text:style-name="P11"><text:s text:c="4"/>char old_top;</text:p>
      <text:p text:style-name="P11"><text:s text:c="4"/>int i = 0;</text:p>
      <text:p text:style-name="P11"><text:s text:c="4"/>int N = p-&gt;size();</text:p>
      <text:p text:style-name="P11"><text:s text:c="4"/>while (i &lt; N) {</text:p>
      <text:p text:style-name="P11"><text:s text:c="8"/>old_top = p-&gt;top();</text:p>
      <text:p text:style-name="P11"><text:s text:c="8"/>p-&gt;pop();</text:p>
      <text:p text:style-name="P11"><text:s text:c="8"/>while (p-&gt;size() &gt; i) {</text:p>
      <text:p text:style-name="P11"><text:s text:c="12"/>p1.push(p-&gt;top());</text:p>
      <text:p text:style-name="P11"><text:s text:c="12"/>p-&gt;pop();</text:p>
      <text:p text:style-name="P11"><text:s text:c="8"/>}</text:p>
      <text:p text:style-name="P11"><text:s text:c="8"/>p-&gt;push(old_top);</text:p>
      <text:p text:style-name="P11"><text:s text:c="8"/>i++;</text:p>
      <text:p text:style-name="P11"><text:s text:c="8"/>while (p1.size() &gt; 0) {</text:p>
      <text:p text:style-name="P11"><text:s text:c="12"/>p-&gt;push(p1.top());</text:p>
      <text:p text:style-name="P11"><text:s text:c="12"/>p1.pop();</text:p>
      <text:p text:style-name="P11"><text:s text:c="8"/>}</text:p>
      <text:p text:style-name="P11"><text:s text:c="4"/>}</text:p>
      <text:p text:style-name="P11">}</text:p>
      <text:p text:style-name="P11"/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oft-page-break/><text:span text:style-name="T1">Questão </text:span><text:span text:style-name="T9">5</text:span><text:span text:style-name="T7">(</text:span><text:span text:style-name="T9">a</text:span><text:span text:style-name="T7">)</text:span><text:span text:style-name="T1">:</text:span></text:p>
      <text:p text:style-name="P11"/>
      <text:p text:style-name="P39">Inverter uma fila usando somente uma pilha: <text:span text:style-name="T22">A estratégia aqui é todos os transferir os elementos da fila para a pilha. Em seguida transferir de volta para a fila e, os elementos estarão com a ordem invertida. A estratégia funciona porque na fila inserimos no final da estrutura, e na pilha inserimos</text:span></text:p>
      <text:p text:style-name="P28">no início, antes do primeiro elemento.</text:p>
      <text:p text:style-name="P28"/>
      <text:p text:style-name="P28"><text:span text:style-name="T17">COMPLEXIDADE: O(N)</text:span> - percorremos a fila/pilha inteira uma vez cada.</text:p>
      <text:p text:style-name="P28"/>
      <text:p text:style-name="P11">void inverte_A(std::queue&lt;char&gt;* f) {</text:p>
      <text:p text:style-name="P11"><text:s text:c="4"/>std::stack&lt;char&gt; p1;</text:p>
      <text:p text:style-name="P11"><text:s text:c="4"/>while (f-&gt;size() &gt; 0) {</text:p>
      <text:p text:style-name="P11"><text:s text:c="8"/>p1.push(f-&gt;front());</text:p>
      <text:p text:style-name="P11"><text:s text:c="8"/>f-&gt;pop();</text:p>
      <text:p text:style-name="P11"><text:s text:c="4"/>}</text:p>
      <text:p text:style-name="P11"><text:s text:c="4"/>while (p1.size() &gt; 0) {</text:p>
      <text:p text:style-name="P11"><text:s text:c="8"/>f-&gt;push(p1.top());</text:p>
      <text:p text:style-name="P11"><text:s text:c="8"/>p1.pop();</text:p>
      <text:p text:style-name="P11"><text:s text:c="4"/>}</text:p>
      <text:p text:style-name="P11">}</text:p>
      <text:p text:style-name="P28"/>
      <text:p text:style-name="P30"><text:span text:style-name="T1">Questão </text:span><text:span text:style-name="T9">5</text:span><text:span text:style-name="T7">(</text:span><text:span text:style-name="T10">b</text:span><text:span text:style-name="T7">)</text:span><text:span text:style-name="T1">:</text:span></text:p>
      <text:p text:style-name="P30"><text:span text:style-name="T1"/></text:p>
      <text:p text:style-name="P41">Inverter uma fila usando somente duas filas: <text:span text:style-name="T22">A estratégia aqui é passar N - 1 elementos para a fila auxiliar f1, e o elemento restante para a fila f2. Quem foi para f1 retorna para a fila original e repetimos o ciclo até que todos os elementos estejam em f2, já invertidos. Depois é só transferir os elementos de volta de f2 para a fila original.</text:span></text:p>
      <text:p text:style-name="P41"><text:span text:style-name="T22"/></text:p>
      <text:p text:style-name="P30"><text:span text:style-name="T17">COMPLEXIDADE: O(N</text:span><text:span text:style-name="T27">2</text:span><text:span text:style-name="T17">) </text:span>- cada loop interno percorre a fila inteira uma vez. Esse ciclo é repetido N vezes (loop externo).</text:p>
      <text:p text:style-name="P30"/>
      <text:p text:style-name="P12">void inverte_B(std::queue&lt;char&gt;* f) {</text:p>
      <text:p text:style-name="P12"><text:s text:c="4"/>std::queue&lt;char&gt; f1;</text:p>
      <text:p text:style-name="P12"><text:s text:c="4"/>std::queue&lt;char&gt; f2;</text:p>
      <text:p text:style-name="P12"><text:s text:c="4"/>int i = 0;</text:p>
      <text:p text:style-name="P12"><text:s text:c="4"/>int N = f-&gt;size();</text:p>
      <text:p text:style-name="P12"/>
      <text:p text:style-name="P12"><text:s text:c="4"/>while (i &lt; N) {</text:p>
      <text:p text:style-name="P12"><text:s text:c="8"/><text:span text:style-name="T17">// Passamos todos os elementos, menos o final da original, para f1.</text:span></text:p>
      <text:p text:style-name="P12"><text:s text:c="8"/>while (f-&gt;size() &gt; 1) {</text:p>
      <text:p text:style-name="P12"><text:s text:c="12"/>f1.push(f-&gt;front());</text:p>
      <text:p text:style-name="P12"><text:s text:c="12"/>f-&gt;pop();</text:p>
      <text:p text:style-name="P12"><text:s text:c="8"/>}</text:p>
      <text:p text:style-name="P12"/>
      <text:p text:style-name="P12"><text:s text:c="8"/><text:span text:style-name="T17">// O final da fila original vai para f2.</text:span></text:p>
      <text:p text:style-name="P12"><text:s text:c="8"/>f2.push(f-&gt;front());</text:p>
      <text:p text:style-name="P12"><text:s text:c="8"/>f-&gt;pop();</text:p>
      <text:p text:style-name="P12"/>
      <text:p text:style-name="P12"><text:s text:c="8"/><text:span text:style-name="T17">// Quem estava em f1 retorna para a fila original.</text:span></text:p>
      <text:p text:style-name="P12"><text:soft-page-break/><text:s text:c="8"/>while (f1.size() &gt; 0) {</text:p>
      <text:p text:style-name="P12"><text:s text:c="12"/>f-&gt;push(f1.front());</text:p>
      <text:p text:style-name="P12"><text:s text:c="12"/>f1.pop();</text:p>
      <text:p text:style-name="P12"><text:s text:c="8"/>}</text:p>
      <text:p text:style-name="P12"><text:s text:c="8"/>i++;</text:p>
      <text:p text:style-name="P12"><text:s text:c="4"/>}</text:p>
      <text:p text:style-name="P12"/>
      <text:p text:style-name="P12"><text:s text:c="4"/><text:span text:style-name="T17">// Devolvemos os elementos para a fila original, agora invertidos.</text:span></text:p>
      <text:p text:style-name="P12"><text:s text:c="4"/>while (f2.size() &gt; 0) {</text:p>
      <text:p text:style-name="P12"><text:s text:c="8"/>f-&gt;push(f2.front());</text:p>
      <text:p text:style-name="P12"><text:s text:c="8"/>f2.pop();</text:p>
      <text:p text:style-name="P12"><text:s text:c="4"/>}</text:p>
      <text:p text:style-name="P12">}</text:p>
      <text:p text:style-name="P28"/>
      <text:p text:style-name="P28"/>
      <text:p text:style-name="P31"><text:span text:style-name="T1">Questão </text:span><text:span text:style-name="T11">6</text:span><text:span text:style-name="T1">:</text:span></text:p>
      <text:p text:style-name="P31"><text:span text:style-name="T1"/></text:p>
      <text:p text:style-name="P42">Obter o menor elemento de uma pilha em tempo constante: <text:span text:style-name="T22">Vamos manter uma variável com o valor mínimo e na hora de empilhar um elemento, fazemos uma comparação para atualizar o mínimo, se for necessário. Essa estratégia funciona, porém surge um problema quando desempilhamos o elemento mínimo. Como encontrar o novo valor mínimo? A estratégia é criar um tipo NoMin para o valor mínimo. Assim podemos ter um ponteiro para o mínimo anterior ao empilhar um novo mínimo. Ao desempilhar, basta atualizar o mínimo para esse valor.</text:span></text:p>
      <text:p text:style-name="P31"/>
      <text:p text:style-name="P42">COMPLEXIDADE:</text:p>
      <text:p text:style-name="P31">topo: O(1)</text:p>
      <text:p text:style-name="P31">empilha: O(1)</text:p>
      <text:p text:style-name="P31">desempilha: O(1)</text:p>
      <text:p text:style-name="P31">obterMinimo: O(1)</text:p>
      <text:p text:style-name="P31"/>
      <text:p text:style-name="P13">class NoPilhaMin {</text:p>
      <text:p text:style-name="P13"><text:s/>public:</text:p>
      <text:p text:style-name="P13"><text:s text:c="4"/>int dado;</text:p>
      <text:p text:style-name="P13"><text:s text:c="4"/>NoPilhaMin* prox;</text:p>
      <text:p text:style-name="P13">};</text:p>
      <text:p text:style-name="P13"/>
      <text:p text:style-name="P13">class NoMin {</text:p>
      <text:p text:style-name="P13"><text:s/>public:</text:p>
      <text:p text:style-name="P13"><text:s text:c="4"/>int dado;</text:p>
      <text:p text:style-name="P13"><text:s text:c="4"/>NoMin* previous_min;</text:p>
      <text:p text:style-name="P13">};</text:p>
      <text:p text:style-name="P13"/>
      <text:p text:style-name="P13">class PilhaMin {</text:p>
      <text:p text:style-name="P13"><text:s/>public:</text:p>
      <text:p text:style-name="P13"><text:s text:c="4"/>int N;</text:p>
      <text:p text:style-name="P13"><text:s text:c="4"/>NoPilhaMin* inicio;</text:p>
      <text:p text:style-name="P13"><text:s text:c="4"/>NoMin* min;</text:p>
      <text:p text:style-name="P13"/>
      <text:p text:style-name="P13"><text:s text:c="4"/>void cria() {</text:p>
      <text:p text:style-name="P13"><text:soft-page-break/><text:s text:c="8"/>this-&gt;N = 0;</text:p>
      <text:p text:style-name="P13"><text:s text:c="8"/>this-&gt;inicio = 0;</text:p>
      <text:p text:style-name="P13"><text:s text:c="4"/>}</text:p>
      <text:p text:style-name="P13"><text:s text:c="4"/>int topo() {</text:p>
      <text:p text:style-name="P13"><text:s text:c="8"/>return this-&gt;inicio-&gt;dado;</text:p>
      <text:p text:style-name="P13"><text:s text:c="4"/>}</text:p>
      <text:p text:style-name="P13"><text:s text:c="4"/>void empilha(int novo) {</text:p>
      <text:p text:style-name="P13"><text:s text:c="8"/><text:span text:style-name="T17">// Atualiza o minimo</text:span></text:p>
      <text:p text:style-name="P13"><text:s text:c="8"/>if (this-&gt;N == 0) {</text:p>
      <text:p text:style-name="P13"><text:s text:c="12"/>NoMin* new_min = new NoMin { .dado = novo, .previous_min = 0 };</text:p>
      <text:p text:style-name="P13"><text:s text:c="12"/>min = new_min;</text:p>
      <text:p text:style-name="P13"><text:s text:c="8"/>} else {</text:p>
      <text:p text:style-name="P13"><text:s text:c="12"/>if (novo &lt; this-&gt;min-&gt;dado) {</text:p>
      <text:p text:style-name="P13"><text:s text:c="16"/>NoMin* new_min = new NoMin { .dado = novo, .previous_min = this-&gt;min };</text:p>
      <text:p text:style-name="P13"><text:s text:c="16"/>this-&gt;min = new_min;</text:p>
      <text:p text:style-name="P13"><text:s text:c="12"/>}</text:p>
      <text:p text:style-name="P13"><text:s text:c="8"/>}</text:p>
      <text:p text:style-name="P13"><text:s text:c="8"/><text:span text:style-name="T17">// Atualiza o topo</text:span></text:p>
      <text:p text:style-name="P13"><text:s text:c="8"/>NoPilhaMin* no = new NoPilhaMin { .dado = novo, .prox = this-&gt;inicio };</text:p>
      <text:p text:style-name="P13"><text:s text:c="8"/>this-&gt;inicio = no;</text:p>
      <text:p text:style-name="P13"><text:s text:c="8"/>this-&gt;N++;</text:p>
      <text:p text:style-name="P13"><text:s text:c="4"/>}</text:p>
      <text:p text:style-name="P13"/>
      <text:p text:style-name="P13"><text:s text:c="4"/><text:span text:style-name="T17">// <text:s text:c="5"/>Ao desempilhar temos que testar se o mínimo precisa ser atualizado.</text:span></text:p>
      <text:p text:style-name="P18"><text:s text:c="4"/>// Basta apontar para o mínimo anterior.</text:p>
      <text:p text:style-name="P13"><text:s text:c="4"/>int desempilha() {</text:p>
      <text:p text:style-name="P13"><text:s text:c="8"/>if (this-&gt;inicio-&gt;dado == this-&gt;min-&gt;dado) {</text:p>
      <text:p text:style-name="P13"><text:s text:c="12"/>NoMin* new_min = this-&gt;min-&gt;previous_min;</text:p>
      <text:p text:style-name="P13"><text:s text:c="12"/>delete this-&gt;min;</text:p>
      <text:p text:style-name="P13"><text:s text:c="12"/>this-&gt;min = new_min;</text:p>
      <text:p text:style-name="P13"><text:s text:c="8"/>}</text:p>
      <text:p text:style-name="P13"><text:s text:c="8"/>NoPilhaMin* no = this-&gt;inicio-&gt;prox;</text:p>
      <text:p text:style-name="P13"><text:s text:c="8"/>int valor = this-&gt;inicio-&gt;dado;</text:p>
      <text:p text:style-name="P13"><text:s text:c="8"/>delete inicio;</text:p>
      <text:p text:style-name="P13"><text:s text:c="8"/>this-&gt;inicio = no;</text:p>
      <text:p text:style-name="P13"><text:s text:c="8"/>this-&gt;N--;</text:p>
      <text:p text:style-name="P13"><text:s text:c="8"/>return valor;</text:p>
      <text:p text:style-name="P13"><text:s text:c="4"/>}</text:p>
      <text:p text:style-name="P13"/>
      <text:p text:style-name="P13"><text:s text:c="4"/>int obterMinimo() {</text:p>
      <text:p text:style-name="P13"><text:s text:c="8"/>return this-&gt;min-&gt;dado;</text:p>
      <text:p text:style-name="P13"><text:s text:c="4"/>}</text:p>
      <text:p text:style-name="P13">};</text:p>
      <text:p text:style-name="P28"/>
      <text:p text:style-name="P28"/>
      <text:p text:style-name="P28"/>
      <text:p text:style-name="P32"><text:soft-page-break/><text:span text:style-name="T1">Questão </text:span><text:span text:style-name="T12">7</text:span><text:span text:style-name="T1">:</text:span></text:p>
      <text:p text:style-name="P32"><text:span text:style-name="T1"/></text:p>
      <text:p text:style-name="P32"><text:span text:style-name="T17">Transformar uma expressão matemática para RPN, notação polonesa reversa:</text:span> A expressão é dividida em tokens e armazenada em um array de char. Os tokens são lidos um a um, ações são tomadas após classificar os tokens em três grupos:</text:p>
      <text:p text:style-name="P32"><text:tab/>- Se for um "(" ou operador "+,-,*,/", apenas colocamos na pilha.</text:p>
      <text:p text:style-name="P32"><text:tab/>- Se for um operando, armazenamos em uma pilha auxiliar. Se essa pilha já tiver um elemento, transferimos este para o buffer de saída e empilhamos o novo elemento. Essa pilha deve ter no máximo um elemento.</text:p>
      <text:p text:style-name="P32"><text:tab/>- Se for um ")", havendo alguém na pilha de operandos, transferimos para o buffer de saída. Em seguida desempilhamos operadores da pilha principal até encontrarmos o "(" correspondente.</text:p>
      <text:p text:style-name="P32"/>
      <text:p text:style-name="P43">COMPLEXIDADE:</text:p>
      <text:p text:style-name="P32">Cada token é lido , empilhado ou desempilhado somente uma vez. Portanto a complexidade é O(N), o que é condizendo com o fato da solução apresentada ser uma implementação do algoritmo Shunting yard, que tem complexidade linear.</text:p>
      <text:p text:style-name="P32"/>
      <text:p text:style-name="P14">int main() {</text:p>
      <text:p text:style-name="P14"><text:s text:c="4"/>char const ABRE_PARENTESES = '(';</text:p>
      <text:p text:style-name="P14"><text:s text:c="4"/>char const FECHA_PARENTESES = ')';</text:p>
      <text:p text:style-name="P14"><text:s text:c="4"/>char const OPERADOR_SOMA = '+';</text:p>
      <text:p text:style-name="P14"><text:s text:c="4"/>char const OPERADOR_SUBTRACAO = '-';</text:p>
      <text:p text:style-name="P14"><text:s text:c="4"/>char const OPERADOR_MULTIPLICACAO = '*';</text:p>
      <text:p text:style-name="P14"><text:s text:c="4"/>char const OPERADOR_DIVISAO = '/';</text:p>
      <text:p text:style-name="P14"><text:s text:c="4"/>char token;</text:p>
      <text:p text:style-name="P14"><text:s text:c="4"/>std::stack&lt;char&gt; pilha_1; <text:s/><text:span text:style-name="T17">// parenteses e operadores.</text:span></text:p>
      <text:p text:style-name="P14"><text:s text:c="4"/>std::stack&lt;char&gt; pilha_2; <text:s/><text:span text:style-name="T17">// operandos.</text:span></text:p>
      <text:p text:style-name="P14"><text:s text:c="4"/>std::queue&lt;char&gt; saida_rpn; <text:s/><text:span text:style-name="T17">// saida na notação polonesa reversa (rpn)</text:span></text:p>
      <text:p text:style-name="P14"><text:s text:c="4"/>std::string expressao = "((A+B)*(C-(F/D)))";</text:p>
      <text:p text:style-name="P14"><text:s text:c="4"/>// "((A+B)*C)";</text:p>
      <text:p text:style-name="P14"/>
      <text:p text:style-name="P14"><text:s text:c="4"/>char* char_array = new char[expressao.length() + 1];</text:p>
      <text:p text:style-name="P14"/>
      <text:p text:style-name="P14"><text:s text:c="4"/>// copying the contents of the</text:p>
      <text:p text:style-name="P14"><text:s text:c="4"/>// string to char array</text:p>
      <text:p text:style-name="P14"><text:s text:c="4"/>strcpy(char_array, expressao.c_str());</text:p>
      <text:p text:style-name="P14"><text:s text:c="4"/>for (int i = 0; i &lt; expressao.length(); i++) {</text:p>
      <text:p text:style-name="P14"><text:s text:c="8"/>printf("%c", char_array[i]);</text:p>
      <text:p text:style-name="P14"><text:s text:c="4"/>}</text:p>
      <text:p text:style-name="P14"><text:s text:c="4"/>printf("\n", ' ');</text:p>
      <text:p text:style-name="P14"><text:s text:c="4"/>bool continuar = true;</text:p>
      <text:p text:style-name="P14"><text:s text:c="4"/>for (int i = 0; i &lt; expressao.length(); i++) {</text:p>
      <text:p text:style-name="P14"><text:s text:c="8"/>token = char_array[i];</text:p>
      <text:p text:style-name="P14"><text:s text:c="8"/>switch (token) {</text:p>
      <text:p text:style-name="P14"><text:s text:c="12"/>case ABRE_PARENTESES:</text:p>
      <text:p text:style-name="P14"><text:s text:c="12"/>case OPERADOR_SOMA:</text:p>
      <text:p text:style-name="P14"><text:s text:c="12"/>case OPERADOR_SUBTRACAO:</text:p>
      <text:p text:style-name="P14"><text:s text:c="12"/>case OPERADOR_MULTIPLICACAO:</text:p>
      <text:p text:style-name="P14"><text:s text:c="12"/>case OPERADOR_DIVISAO:</text:p>
      <text:p text:style-name="P14"><text:soft-page-break/><text:s text:c="16"/>printf("E operador ou abre parenteses: %c \n", token);</text:p>
      <text:p text:style-name="P14"><text:s text:c="16"/>pilha_1.push(token);</text:p>
      <text:p text:style-name="P14"><text:s text:c="16"/>break;</text:p>
      <text:p text:style-name="P14"><text:s text:c="12"/>case FECHA_PARENTESES:</text:p>
      <text:p text:style-name="P14"><text:s text:c="15"/><text:span text:style-name="T17"><text:s/>// desempilhar até encontrar um parenteses esquerdo</text:span></text:p>
      <text:p text:style-name="P19"><text:s text:c="16"/>// <text:s/>e colocar na fila</text:p>
      <text:p text:style-name="P14"><text:s text:c="16"/>printf("E fecha parenteses: %c \n", token);</text:p>
      <text:p text:style-name="P14"><text:s text:c="16"/>if (pilha_2.size() &gt; 0) {</text:p>
      <text:p text:style-name="P14"><text:s text:c="20"/>saida_rpn.push(pilha_2.top());</text:p>
      <text:p text:style-name="P14"><text:s text:c="20"/>pilha_2.pop();</text:p>
      <text:p text:style-name="P14"><text:s text:c="16"/>}</text:p>
      <text:p text:style-name="P14"><text:s text:c="16"/>continuar = true;</text:p>
      <text:p text:style-name="P14"><text:s text:c="16"/>while (continuar) {</text:p>
      <text:p text:style-name="P14"><text:s text:c="20"/>char topo = pilha_1.top();</text:p>
      <text:p text:style-name="P14"><text:s text:c="20"/>if (!(topo == ABRE_PARENTESES)) {</text:p>
      <text:p text:style-name="P14"><text:s text:c="24"/>saida_rpn.push(topo);</text:p>
      <text:p text:style-name="P14"><text:s text:c="20"/>} else {</text:p>
      <text:p text:style-name="P14"><text:s text:c="24"/>continuar = false;</text:p>
      <text:p text:style-name="P14"><text:s text:c="20"/>}</text:p>
      <text:p text:style-name="P14"><text:s text:c="20"/>pilha_1.pop();</text:p>
      <text:p text:style-name="P14"><text:s text:c="20"/>printf("Saiu da pilha_1: %c \n", topo);</text:p>
      <text:p text:style-name="P14"><text:s text:c="16"/>}</text:p>
      <text:p text:style-name="P14"><text:s text:c="16"/>break;</text:p>
      <text:p text:style-name="P14"><text:s text:c="12"/>default:</text:p>
      <text:p text:style-name="P14"><text:s text:c="16"/><text:span text:style-name="T17">// É um operando</text:span></text:p>
      <text:p text:style-name="P14"><text:s text:c="16"/>printf("E operando: %c \n", token);</text:p>
      <text:p text:style-name="P14"><text:s text:c="16"/>if (pilha_2.size() &gt; 0) {</text:p>
      <text:p text:style-name="P14"><text:s text:c="20"/>saida_rpn.push(pilha_2.top());</text:p>
      <text:p text:style-name="P14"><text:s text:c="20"/>pilha_2.pop();</text:p>
      <text:p text:style-name="P14"><text:s text:c="16"/>}</text:p>
      <text:p text:style-name="P14"><text:s text:c="16"/>pilha_2.push(token);</text:p>
      <text:p text:style-name="P14"><text:s text:c="16"/>break;</text:p>
      <text:p text:style-name="P14"><text:s text:c="8"/>}</text:p>
      <text:p text:style-name="P14"><text:s text:c="4"/>}</text:p>
      <text:p text:style-name="P14"/>
      <text:p text:style-name="P14"><text:s text:c="4"/>while (saida_rpn.size() &gt; 0) {</text:p>
      <text:p text:style-name="P14"><text:s text:c="8"/>printf("%c", saida_rpn.front());</text:p>
      <text:p text:style-name="P14"><text:s text:c="8"/>saida_rpn.pop();</text:p>
      <text:p text:style-name="P14"><text:s text:c="4"/>}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9T16:15:33.092000000</dc:date>
    <meta:editing-duration>PT1H1M54S</meta:editing-duration>
    <meta:editing-cycles>38</meta:editing-cycles>
    <meta:generator>LibreOffice/7.5.0.3$Windows_X86_64 LibreOffice_project/c21113d003cd3efa8c53188764377a8272d9d6de</meta:generator>
    <meta:document-statistic meta:table-count="0" meta:image-count="0" meta:object-count="0" meta:page-count="14" meta:paragraph-count="516" meta:word-count="2517" meta:character-count="17805" meta:non-whitespace-character-count="12791"/>
  </office:meta>
</office:document-meta>
</file>